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eeeeee" draw:textarea-horizontal-align="justify" draw:textarea-vertical-align="middle" draw:auto-grow-height="false" fo:min-height="0.635cm" fo:min-width="1.524cm"/>
    </style:style>
    <style:style style:name="gr2" style:family="graphic" style:parent-style-name="standard">
      <style:graphic-properties svg:stroke-color="#000000" draw:fill-color="#eeeeee" draw:textarea-horizontal-align="justify" draw:textarea-vertical-align="middle" draw:auto-grow-height="false" fo:min-height="0.635cm" fo:min-width="1.524cm"/>
      <style:paragraph-properties style:writing-mode="lr-tb"/>
    </style:style>
    <style:style style:name="gr3" style:family="graphic" style:parent-style-name="objectwithoutfill">
      <style:graphic-properties draw:fill="none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.239cm"/>
      <style:paragraph-properties style:writing-mode="lr-tb"/>
    </style:style>
    <style:style style:name="gr5" style:family="graphic" style:parent-style-name="standard">
      <style:graphic-properties svg:stroke-color="#000000" draw:fill-color="#999999" draw:textarea-horizontal-align="justify" draw:textarea-vertical-align="middle" draw:auto-grow-height="false" fo:min-height="0.128cm" fo:min-width="1.061cm"/>
    </style:style>
    <style:style style:name="gr6" style:family="graphic" style:parent-style-name="standard">
      <style:graphic-properties svg:stroke-color="#000000" draw:fill-color="#999999" draw:textarea-horizontal-align="justify" draw:textarea-vertical-align="middle" draw:auto-grow-height="false" fo:min-height="0.128cm" fo:min-width="0.44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2.191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717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2cm"/>
      <style:paragraph-properties style:writing-mode="lr-tb"/>
    </style:style>
    <style:style style:name="gr10" style:family="graphic" style:parent-style-name="standard">
      <style:graphic-properties svg:stroke-color="#000000" draw:marker-end="Symmetric_20_Arrow" draw:textarea-horizontal-align="center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2.296cm"/>
      <style:paragraph-properties style:writing-mode="lr-tb"/>
    </style:style>
    <style:style style:name="gr12" style:family="graphic" style:parent-style-name="standard">
      <style:graphic-properties svg:stroke-color="#000000" draw:fill-color="#eeeeee" draw:textarea-horizontal-align="justify" draw:textarea-vertical-align="middle" draw:auto-grow-height="false" fo:min-height="2.732cm" fo:min-width="0.275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7cm" fo:min-width="0cm"/>
      <style:paragraph-properties style:writing-mode="lr-tb"/>
    </style:style>
    <style:style style:name="gr14" style:family="graphic" style:parent-style-name="standard">
      <style:graphic-properties svg:stroke-color="#000000" draw:fill-color="#eeeeee" draw:textarea-horizontal-align="justify" draw:textarea-vertical-align="middle" draw:auto-grow-height="false" fo:min-height="2.034cm" fo:min-width="0.275cm"/>
      <style:paragraph-properties style:writing-mode="lr-tb"/>
    </style:style>
    <style:style style:name="gr15" style:family="graphic" style:parent-style-name="objectwithoutfill">
      <style:graphic-properties draw:stroke="dash" draw:stroke-dash="Dot" svg:stroke-color="#000000" draw:fill="none" draw:textarea-horizontal-align="center" draw:textarea-vertical-align="middl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4cm" fo:min-width="2.191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4cm" fo:min-width="2.58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4cm" fo:min-width="2.703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729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2cm" fo:min-width="1.022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468cm"/>
      <style:paragraph-properties style:writing-mode="lr-tb"/>
    </style:style>
    <style:style style:name="gr22" style:family="graphic" style:parent-style-name="objectwithoutfill">
      <style:graphic-properties draw:marker-end="Symmetric_20_Arrow" draw:fill="none" draw:textarea-horizontal-align="center" draw:textarea-vertical-align="middle"/>
    </style:style>
    <style:style style:name="P1" style:family="paragraph">
      <loext:graphic-properties draw:fill-color="#eeeeee"/>
      <style:paragraph-properties fo:text-align="center"/>
    </style:style>
    <style:style style:name="P2" style:family="paragraph">
      <style:paragraph-properties fo:text-align="center" style:writing-mode="lr-tb"/>
      <style:text-properties fo:font-size="6pt" fo:font-weight="bold" style:font-size-asian="6pt" style:font-weight-asian="bold" style:font-size-complex="6pt" style:font-weight-complex="bold"/>
    </style:style>
    <style:style style:name="P3" style:family="paragraph">
      <loext:graphic-properties draw:fill-color="#eeeeee"/>
      <style:paragraph-properties fo:text-align="center" style:writing-mode="lr-tb"/>
      <style:text-properties fo:font-size="6pt" fo:font-weight="bold" style:font-size-asian="6pt" style:font-weight-asian="bold" style:font-size-complex="6pt" style:font-weight-complex="bold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text-properties fo:font-size="8pt"/>
    </style:style>
    <style:style style:name="P6" style:family="paragraph">
      <loext:graphic-properties draw:fill="none" draw:fill-color="#ffffff"/>
      <style:paragraph-properties style:writing-mode="lr-tb"/>
      <style:text-properties fo:font-size="8pt" fo:font-weight="bold" style:font-size-asian="6pt" style:font-size-complex="6pt"/>
    </style:style>
    <style:style style:name="P7" style:family="paragraph">
      <style:text-properties fo:font-size="8pt" style:font-size-asian="8pt" style:font-size-complex="8pt"/>
    </style:style>
    <style:style style:name="P8" style:family="paragraph">
      <loext:graphic-properties draw:fill="none" draw:fill-color="#ffffff"/>
      <style:paragraph-properties style:writing-mode="lr-tb"/>
      <style:text-properties fo:font-size="8pt" fo:font-weight="bold" style:font-size-asian="8pt" style:font-size-complex="8pt"/>
    </style:style>
    <style:style style:name="P9" style:family="paragraph">
      <style:paragraph-properties fo:text-align="center" style:writing-mode="lr-tb"/>
      <style:text-properties fo:font-size="6pt" style:font-size-asian="6pt" style:font-size-complex="6pt"/>
    </style:style>
    <style:style style:name="P10" style:family="paragraph">
      <loext:graphic-properties draw:fill-color="#eeeeee"/>
      <style:paragraph-properties fo:text-align="center" style:writing-mode="lr-tb"/>
      <style:text-properties fo:font-size="8pt" fo:font-weight="bold" style:font-size-asian="8pt" style:font-weight-asian="bold" style:font-size-complex="8pt" style:font-weight-complex="bold"/>
    </style:style>
    <style:style style:name="P11" style:family="paragraph">
      <loext:graphic-properties draw:fill-color="#999999"/>
      <style:paragraph-properties fo:text-align="center"/>
    </style:style>
    <style:style style:name="P12" style:family="paragraph">
      <loext:graphic-properties draw:fill-color="#eeeeee"/>
      <style:paragraph-properties fo:text-align="center" style:writing-mode="lr-tb"/>
      <style:text-properties fo:font-size="6pt" style:font-size-asian="6pt" style:font-size-complex="6pt"/>
    </style:style>
    <style:style style:name="P13" style:family="paragraph">
      <loext:graphic-properties draw:fill="none" draw:fill-color="#ffffff"/>
      <style:paragraph-properties style:writing-mode="lr-tb"/>
      <style:text-properties fo:font-size="6pt" style:font-size-asian="6pt" style:font-size-complex="6pt"/>
    </style:style>
    <style:style style:name="P14" style:family="paragraph">
      <style:paragraph-properties fo:text-align="center"/>
    </style:style>
    <style:style style:name="P15" style:family="paragraph">
      <style:paragraph-properties fo:text-align="center" style:writing-mode="lr-tb"/>
      <style:text-properties fo:font-size="8pt" fo:font-weight="bold" style:font-size-asian="8pt" style:font-weight-asian="bold" style:font-size-complex="8pt" style:font-weight-complex="bold"/>
    </style:style>
    <style:style style:name="P16" style:family="paragraph">
      <style:text-properties fo:font-weight="bold" style:font-weight-asian="bold" style:font-weight-complex="bold"/>
    </style:style>
    <style:style style:name="P17" style:family="paragraph">
      <loext:graphic-properties draw:fill="none" draw:fill-color="#ffffff"/>
      <style:paragraph-properties style:writing-mode="lr-tb"/>
      <style:text-properties fo:font-size="6pt" fo:font-weight="bold" style:font-size-asian="6pt" style:font-weight-asian="bold" style:font-size-complex="6pt" style:font-weight-complex="bold"/>
    </style:style>
    <style:style style:name="T1" style:family="text">
      <style:text-properties fo:font-size="6pt" fo:font-weight="bold" style:font-size-asian="6pt" style:font-weight-asian="bold" style:font-size-complex="6pt" style:font-weight-complex="bold"/>
    </style:style>
    <style:style style:name="T2" style:family="text">
      <style:text-properties fo:font-weight="bold" style:font-size-asian="6pt" style:font-size-complex="6pt"/>
    </style:style>
    <style:style style:name="T3" style:family="text">
      <style:text-properties fo:font-size="8pt" fo:font-weight="bold" style:font-size-asian="8pt" style:font-size-complex="8pt"/>
    </style:style>
    <style:style style:name="T4" style:family="text">
      <style:text-properties fo:font-size="8pt" fo:font-weight="bold" style:font-size-asian="8pt" style:font-weight-asian="bold" style:font-size-complex="8pt" style:font-weight-complex="bold"/>
    </style:style>
    <style:style style:name="T5" style:family="text">
      <style:text-properties fo:font-size="6pt" style:font-size-asian="6pt" style:font-size-complex="6pt"/>
    </style:style>
    <style:style style:name="T6" style:family="text">
      <style:text-properties fo:font-size="8pt" fo:font-weight="bold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custom-shape draw:style-name="gr1" draw:text-style-name="P1" draw:layer="layout" svg:width="1.524cm" svg:height="0.635cm" svg:x="2.135cm" svg:y="1.18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24cm" svg:height="0.635cm" svg:x="2.035cm" svg:y="1.28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24cm" svg:height="0.635cm" svg:x="1.935cm" svg:y="1.38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24cm" svg:height="0.635cm" svg:x="1.835cm" svg:y="1.48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524cm" svg:height="0.635cm" svg:x="1.735cm" svg:y="1.589cm">
          <text:p text:style-name="P2"><text:span text:style-name="T1">Spectrograms</text:span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2.049cm" svg:y1="1.097cm" svg:x2="1.639cm" svg:y2="1.507cm">
          <text:p/>
        </draw:line>
        <draw:line draw:style-name="gr3" draw:text-style-name="P4" draw:layer="layout" svg:x1="1.735cm" svg:y1="1.589cm" svg:x2="1.589cm" svg:y2="1.443cm">
          <text:p/>
        </draw:line>
        <draw:line draw:style-name="gr3" draw:text-style-name="P4" draw:layer="layout" svg:x1="2.135cm" svg:y1="1.189cm" svg:x2="1.989cm" svg:y2="1.043cm">
          <text:p/>
        </draw:line>
        <draw:frame draw:style-name="gr4" draw:text-style-name="P6" draw:layer="layout" svg:width="0.127cm" svg:height="0.314cm" svg:x="1.711cm" svg:y="1.038cm">
          <draw:text-box>
            <text:p text:style-name="P5"><text:span text:style-name="T2">s</text:span></text:p>
          </draw:text-box>
        </draw:frame>
        <draw:line draw:style-name="gr3" draw:text-style-name="P4" draw:layer="layout" svg:x1="1.729cm" svg:y1="1.588cm" svg:x2="1.475cm" svg:y2="1.588cm">
          <text:p/>
        </draw:line>
        <draw:line draw:style-name="gr3" draw:text-style-name="P4" draw:layer="layout" svg:x1="1.729cm" svg:y1="2.221cm" svg:x2="1.475cm" svg:y2="2.221cm">
          <text:p/>
        </draw:line>
        <draw:line draw:style-name="gr3" draw:text-style-name="P4" draw:layer="layout" svg:x1="1.735cm" svg:y1="2.228cm" svg:x2="1.735cm" svg:y2="2.482cm">
          <text:p/>
        </draw:line>
        <draw:line draw:style-name="gr3" draw:text-style-name="P4" draw:layer="layout" svg:x1="3.259cm" svg:y1="2.228cm" svg:x2="3.259cm" svg:y2="2.482cm">
          <text:p/>
        </draw:line>
        <draw:line draw:style-name="gr3" draw:text-style-name="P4" draw:layer="layout" svg:x1="1.681cm" svg:y1="2.376cm" svg:x2="3.332cm" svg:y2="2.376cm">
          <text:p/>
        </draw:line>
        <draw:line draw:style-name="gr3" draw:text-style-name="P4" draw:layer="layout" svg:x1="1.59cm" svg:y1="1.553cm" svg:x2="1.59cm" svg:y2="2.253cm">
          <text:p/>
        </draw:line>
        <draw:frame draw:style-name="gr4" draw:text-style-name="P8" draw:layer="layout" svg:width="0.127cm" svg:height="0.314cm" svg:x="1.412cm" svg:y="1.783cm">
          <draw:text-box>
            <text:p text:style-name="P7"><text:span text:style-name="T3">f</text:span></text:p>
          </draw:text-box>
        </draw:frame>
        <draw:frame draw:style-name="gr4" draw:text-style-name="P6" draw:layer="layout" svg:width="0.127cm" svg:height="0.314cm" svg:x="2.413cm" svg:y="2.44cm">
          <draw:text-box>
            <text:p text:style-name="P5"><text:span text:style-name="T2">t</text:span></text:p>
          </draw:text-box>
        </draw:frame>
        <draw:custom-shape draw:style-name="gr1" draw:text-style-name="P1" draw:layer="layout" svg:width="1.524cm" svg:height="0.635cm" svg:x="5.536cm" svg:y="1.1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24cm" svg:height="0.635cm" svg:x="5.436cm" svg:y="1.2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24cm" svg:height="0.635cm" svg:x="5.336cm" svg:y="1.3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24cm" svg:height="0.635cm" svg:x="5.236cm" svg:y="1.4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0" draw:layer="layout" svg:width="1.524cm" svg:height="0.635cm" svg:x="5.136cm" svg:y="1.59cm">
          <text:p text:style-name="P9"><text:span text:style-name="T4">a</text:span></text:p>
          <draw:enhanced-geometry svg:viewBox="0 0 21600 21600" draw:type="rectangle" draw:enhanced-path="M 0 0 L 21600 0 21600 21600 0 21600 0 0 Z N"/>
        </draw:custom-shape>
        <draw:custom-shape draw:style-name="gr5" draw:text-style-name="P11" draw:layer="layout" svg:width="1.212cm" svg:height="0.254cm" svg:x="3.802cm" svg:y="1.688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" draw:text-style-name="P1" draw:layer="layout" svg:width="1.524cm" svg:height="0.635cm" svg:x="8.236cm" svg:y="1.1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24cm" svg:height="0.635cm" svg:x="8.136cm" svg:y="1.2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24cm" svg:height="0.635cm" svg:x="8.036cm" svg:y="1.3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24cm" svg:height="0.635cm" svg:x="7.936cm" svg:y="1.4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2" draw:layer="layout" svg:width="1.524cm" svg:height="0.635cm" svg:x="7.836cm" svg:y="1.5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1" draw:layer="layout" svg:width="0.508cm" svg:height="0.254cm" svg:x="7.206cm" svg:y="1.68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7" draw:text-style-name="P13" draw:layer="layout" svg:width="2.191cm" svg:height="0.239cm" svg:x="5.029cm" svg:y="0.708cm">
          <draw:text-box>
            <text:p><text:span text:style-name="T5">3 x 3 Conv2D (</text:span><text:span text:style-name="T1">a</text:span><text:span text:style-name="T5">), ReLu</text:span></text:p>
          </draw:text-box>
        </draw:frame>
        <draw:frame draw:style-name="gr8" draw:text-style-name="P13" draw:layer="layout" svg:width="1.717cm" svg:height="0.239cm" svg:x="7.932cm" svg:y="0.709cm">
          <draw:text-box>
            <text:p><text:span text:style-name="T5">BatchNormalization</text:span></text:p>
          </draw:text-box>
        </draw:frame>
        <draw:custom-shape draw:style-name="gr2" draw:text-style-name="P12" xml:id="id1" draw:id="id1" draw:layer="layout" svg:width="1.524cm" svg:height="0.635cm" svg:x="10.636cm" svg:y="1.50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1" draw:layer="layout" svg:width="0.508cm" svg:height="0.254cm" svg:x="10.007cm" svg:y="1.68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9" draw:text-style-name="P13" draw:layer="layout" svg:width="2cm" svg:height="0.239cm" svg:x="10.532cm" svg:y="0.71cm">
          <draw:text-box>
            <text:p><text:span text:style-name="T5">2</text:span><text:span text:style-name="T5"> </text:span><text:span text:style-name="T5">x</text:span><text:span text:style-name="T5"> </text:span><text:span text:style-name="T5">2</text:span><text:span text:style-name="T5"> </text:span><text:span text:style-name="T5">M</text:span><text:span text:style-name="T5">a</text:span><text:span text:style-name="T5">x</text:span><text:span text:style-name="T5">P</text:span><text:span text:style-name="T5">o</text:span><text:span text:style-name="T5">o</text:span><text:span text:style-name="T5">l</text:span><text:span text:style-name="T5">,</text:span><text:span text:style-name="T5"> </text:span><text:span text:style-name="T5">s</text:span><text:span text:style-name="T5">t</text:span><text:span text:style-name="T5">r</text:span><text:span text:style-name="T5">i</text:span><text:span text:style-name="T5">d</text:span><text:span text:style-name="T5">e</text:span><text:span text:style-name="T5"> </text:span><text:span text:style-name="T5">2</text:span></text:p>
          </draw:text-box>
        </draw:frame>
        <draw:custom-shape draw:style-name="gr1" draw:text-style-name="P1" draw:layer="layout" svg:width="1.524cm" svg:height="0.635cm" svg:x="5.537cm" svg:y="2.99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24cm" svg:height="0.635cm" svg:x="5.437cm" svg:y="3.09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24cm" svg:height="0.635cm" svg:x="5.337cm" svg:y="3.19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24cm" svg:height="0.635cm" svg:x="5.237cm" svg:y="3.2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0" xml:id="id2" draw:id="id2" draw:layer="layout" svg:width="1.524cm" svg:height="0.635cm" svg:x="5.137cm" svg:y="3.391cm">
          <text:p text:style-name="P2"><text:span text:style-name="T4">b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24cm" svg:height="0.635cm" svg:x="8.237cm" svg:y="2.99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24cm" svg:height="0.635cm" svg:x="8.137cm" svg:y="3.09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24cm" svg:height="0.635cm" svg:x="8.037cm" svg:y="3.19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24cm" svg:height="0.635cm" svg:x="7.937cm" svg:y="3.2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2" draw:layer="layout" svg:width="1.524cm" svg:height="0.635cm" svg:x="7.837cm" svg:y="3.39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1" draw:layer="layout" svg:width="0.508cm" svg:height="0.254cm" svg:x="7.207cm" svg:y="3.48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7" draw:text-style-name="P13" draw:layer="layout" svg:width="2.191cm" svg:height="0.239cm" svg:x="5.03cm" svg:y="2.509cm">
          <draw:text-box>
            <text:p><text:span text:style-name="T5">3 x </text:span><text:span text:style-name="T5">3 </text:span><text:span text:style-name="T5">Co</text:span><text:span text:style-name="T5">nv</text:span><text:span text:style-name="T5">2D </text:span><text:span text:style-name="T5">(</text:span><text:span text:style-name="T1">b</text:span><text:span text:style-name="T5">)</text:span><text:span text:style-name="T5">, </text:span><text:span text:style-name="T5">Re</text:span><text:span text:style-name="T5">Lu</text:span></text:p>
          </draw:text-box>
        </draw:frame>
        <draw:frame draw:style-name="gr8" draw:text-style-name="P13" draw:layer="layout" svg:width="1.717cm" svg:height="0.239cm" svg:x="7.933cm" svg:y="2.51cm">
          <draw:text-box>
            <text:p><text:span text:style-name="T5">B</text:span><text:span text:style-name="T5">a</text:span><text:span text:style-name="T5">t</text:span><text:span text:style-name="T5">c</text:span><text:span text:style-name="T5">h</text:span><text:span text:style-name="T5">N</text:span><text:span text:style-name="T5">o</text:span><text:span text:style-name="T5">r</text:span><text:span text:style-name="T5">m</text:span><text:span text:style-name="T5">a</text:span><text:span text:style-name="T5">l</text:span><text:span text:style-name="T5">i</text:span><text:span text:style-name="T5">z</text:span><text:span text:style-name="T5">a</text:span><text:span text:style-name="T5">t</text:span><text:span text:style-name="T5">i</text:span><text:span text:style-name="T5">o</text:span><text:span text:style-name="T5">n</text:span></text:p>
          </draw:text-box>
        </draw:frame>
        <draw:custom-shape draw:style-name="gr2" draw:text-style-name="P12" xml:id="id3" draw:id="id3" draw:layer="layout" svg:width="1.524cm" svg:height="0.635cm" svg:x="10.637cm" svg:y="3.30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1" draw:layer="layout" svg:width="0.508cm" svg:height="0.254cm" svg:x="10.008cm" svg:y="3.4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9" draw:text-style-name="P13" draw:layer="layout" svg:width="2cm" svg:height="0.239cm" svg:x="10.533cm" svg:y="2.511cm">
          <draw:text-box>
            <text:p><text:span text:style-name="T5">2 x 2 </text:span><text:span text:style-name="T5">MaxPool, </text:span><text:span text:style-name="T5">stride 2</text:span></text:p>
          </draw:text-box>
        </draw:frame>
        <draw:connector draw:style-name="gr10" draw:text-style-name="P14" draw:layer="layout" draw:line-skew="-0.433cm" svg:x1="11.398cm" svg:y1="2.14cm" svg:x2="5.137cm" svg:y2="3.708cm" draw:start-shape="id1" draw:start-glue-point="2" draw:end-shape="id2" draw:end-glue-point="3" svg:d="M11398 2140v192h-6762v1376h501" svg:viewBox="0 0 6763 1569">
          <text:p/>
        </draw:connector>
        <draw:custom-shape draw:style-name="gr1" draw:text-style-name="P1" draw:layer="layout" svg:width="1.524cm" svg:height="0.635cm" svg:x="5.537cm" svg:y="4.79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24cm" svg:height="0.635cm" svg:x="5.437cm" svg:y="4.89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24cm" svg:height="0.635cm" svg:x="5.337cm" svg:y="4.99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24cm" svg:height="0.635cm" svg:x="5.237cm" svg:y="5.0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0" xml:id="id4" draw:id="id4" draw:layer="layout" svg:width="1.524cm" svg:height="0.635cm" svg:x="5.137cm" svg:y="5.191cm">
          <text:p text:style-name="P9"><text:span text:style-name="T4">c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24cm" svg:height="0.635cm" svg:x="8.237cm" svg:y="4.79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24cm" svg:height="0.635cm" svg:x="8.137cm" svg:y="4.89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24cm" svg:height="0.635cm" svg:x="8.037cm" svg:y="4.99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24cm" svg:height="0.635cm" svg:x="7.937cm" svg:y="5.0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2" draw:layer="layout" svg:width="1.524cm" svg:height="0.635cm" svg:x="7.837cm" svg:y="5.19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1" draw:layer="layout" svg:width="0.508cm" svg:height="0.254cm" svg:x="7.207cm" svg:y="5.28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1" draw:text-style-name="P13" draw:layer="layout" svg:width="2.296cm" svg:height="0.239cm" svg:x="5.03cm" svg:y="4.309cm">
          <draw:text-box>
            <text:p><text:span text:style-name="T5">3 x </text:span><text:span text:style-name="T5">3 </text:span><text:span text:style-name="T5">Co</text:span><text:span text:style-name="T5">nv</text:span><text:span text:style-name="T5">2D </text:span><text:span text:style-name="T5">(</text:span><text:span text:style-name="T1">c</text:span><text:span text:style-name="T5">)</text:span><text:span text:style-name="T5">, </text:span><text:span text:style-name="T5">Re</text:span><text:span text:style-name="T5">Lu</text:span></text:p>
          </draw:text-box>
        </draw:frame>
        <draw:frame draw:style-name="gr8" draw:text-style-name="P13" draw:layer="layout" svg:width="1.717cm" svg:height="0.239cm" svg:x="7.933cm" svg:y="4.31cm">
          <draw:text-box>
            <text:p><text:span text:style-name="T5">BatchNormalizat</text:span><text:span text:style-name="T5">ion</text:span></text:p>
          </draw:text-box>
        </draw:frame>
        <draw:custom-shape draw:style-name="gr2" draw:text-style-name="P12" xml:id="id5" draw:id="id5" draw:layer="layout" svg:width="1.524cm" svg:height="0.635cm" svg:x="10.637cm" svg:y="5.10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1" draw:layer="layout" svg:width="0.508cm" svg:height="0.254cm" svg:x="10.008cm" svg:y="5.2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9" draw:text-style-name="P13" draw:layer="layout" svg:width="2cm" svg:height="0.239cm" svg:x="10.533cm" svg:y="4.311cm">
          <draw:text-box>
            <text:p><text:span text:style-name="T5">2</text:span><text:span text:style-name="T5"> </text:span><text:span text:style-name="T5">x</text:span><text:span text:style-name="T5"> </text:span><text:span text:style-name="T5">2</text:span><text:span text:style-name="T5"> </text:span><text:span text:style-name="T5">M</text:span><text:span text:style-name="T5">a</text:span><text:span text:style-name="T5">x</text:span><text:span text:style-name="T5">P</text:span><text:span text:style-name="T5">o</text:span><text:span text:style-name="T5">o</text:span><text:span text:style-name="T5">l</text:span><text:span text:style-name="T5">,</text:span><text:span text:style-name="T5"> </text:span><text:span text:style-name="T5">s</text:span><text:span text:style-name="T5">t</text:span><text:span text:style-name="T5">r</text:span><text:span text:style-name="T5">i</text:span><text:span text:style-name="T5">d</text:span><text:span text:style-name="T5">e</text:span><text:span text:style-name="T5"> </text:span><text:span text:style-name="T5">2</text:span></text:p>
          </draw:text-box>
        </draw:frame>
        <draw:connector draw:style-name="gr10" draw:text-style-name="P14" draw:layer="layout" draw:line-skew="-0.455cm" svg:x1="11.399cm" svg:y1="3.941cm" svg:x2="5.137cm" svg:y2="5.508cm" draw:start-shape="id3" draw:start-glue-point="2" draw:end-shape="id4" draw:end-glue-point="3" svg:d="M11399 3941v169h-6763v1398h501" svg:viewBox="0 0 6764 1568">
          <text:p/>
        </draw:connector>
        <draw:custom-shape draw:style-name="gr12" draw:text-style-name="P12" xml:id="id6" draw:id="id6" draw:layer="layout" svg:width="0.275cm" svg:height="2.732cm" svg:x="13.15cm" svg:y="2.267cm">
          <text:p/>
          <draw:enhanced-geometry svg:viewBox="0 0 21600 21600" draw:type="rectangle" draw:enhanced-path="M 0 0 L 21600 0 21600 21600 0 21600 0 0 Z N"/>
        </draw:custom-shape>
        <draw:connector draw:style-name="gr10" draw:text-style-name="P14" draw:layer="layout" draw:line-skew="0.095cm" svg:x1="12.161cm" svg:y1="5.423cm" svg:x2="13.15cm" svg:y2="3.633cm" draw:start-shape="id5" draw:start-glue-point="1" draw:end-shape="id6" draw:end-glue-point="3" svg:d="M12161 5423h589v-1790h400" svg:viewBox="0 0 990 1791">
          <text:p/>
        </draw:connector>
        <draw:frame draw:style-name="gr13" draw:text-style-name="P13" draw:layer="layout" svg:width="0.679cm" svg:height="0.477cm" svg:x="13cm" svg:y="1.811cm">
          <draw:text-box>
            <text:p><text:span text:style-name="T5">Fl</text:span><text:span text:style-name="T5">att</text:span><text:span text:style-name="T5">en</text:span></text:p>
          </draw:text-box>
        </draw:frame>
        <draw:custom-shape draw:style-name="gr12" draw:text-style-name="P10" xml:id="id7" draw:id="id7" draw:layer="layout" svg:width="0.275cm" svg:height="2.732cm" svg:x="14.283cm" svg:y="2.267cm">
          <text:p text:style-name="P15"><text:span text:style-name="T4">d</text:span></text:p>
          <draw:enhanced-geometry svg:viewBox="0 0 21600 21600" draw:type="rectangle" draw:enhanced-path="M 0 0 L 21600 0 21600 21600 0 21600 0 0 Z N"/>
        </draw:custom-shape>
        <draw:frame draw:style-name="gr13" draw:text-style-name="P13" draw:layer="layout" svg:width="1.075cm" svg:height="0.477cm" svg:x="14.133cm" svg:y="1.712cm">
          <draw:text-box>
            <text:p><text:span text:style-name="T5">Dense (</text:span><text:span text:style-name="T1">d</text:span><text:span text:style-name="T5">)</text:span></text:p>
            <text:p><text:span text:style-name="T5">ReLu</text:span></text:p>
          </draw:text-box>
        </draw:frame>
        <draw:custom-shape draw:style-name="gr14" draw:text-style-name="P12" xml:id="id8" draw:id="id8" draw:layer="layout" svg:width="0.275cm" svg:height="2.034cm" svg:x="16.389cm" svg:y="2.617cm">
          <text:p/>
          <draw:enhanced-geometry svg:viewBox="0 0 21600 21600" draw:type="rectangle" draw:enhanced-path="M 0 0 L 21600 0 21600 21600 0 21600 0 0 Z N"/>
        </draw:custom-shape>
        <draw:frame draw:style-name="gr13" draw:text-style-name="P13" draw:layer="layout" svg:width="1.075cm" svg:height="0.477cm" svg:x="16.23cm" svg:y="1.713cm">
          <draw:text-box>
            <text:p><text:span text:style-name="T5">Dense (2)</text:span></text:p>
            <text:p><text:span text:style-name="T5">Sigmoid</text:span></text:p>
          </draw:text-box>
        </draw:frame>
        <draw:connector draw:style-name="gr10" draw:text-style-name="P14" draw:layer="layout" svg:x1="13.425cm" svg:y1="3.633cm" svg:x2="14.283cm" svg:y2="3.633cm" draw:start-shape="id6" draw:start-glue-point="1" draw:end-shape="id7" draw:end-glue-point="3" svg:d="M13425 3633h858" svg:viewBox="0 0 859 1">
          <text:p/>
        </draw:connector>
        <draw:line draw:style-name="gr15" draw:text-style-name="P4" draw:layer="layout" svg:x1="13.851cm" svg:y1="0.127cm" svg:x2="13.851cm" svg:y2="5.969cm">
          <text:p/>
        </draw:line>
        <draw:line draw:style-name="gr15" draw:text-style-name="P4" draw:layer="layout" svg:x1="4.173cm" svg:y1="0.127cm" svg:x2="4.173cm" svg:y2="5.969cm">
          <text:p/>
        </draw:line>
        <draw:frame draw:style-name="gr16" draw:text-style-name="P6" draw:layer="layout" svg:width="2.191cm" svg:height="0.314cm" svg:x="1.232cm" svg:y="0.209cm">
          <draw:text-box>
            <text:p><text:span text:style-name="T6">a</text:span><text:span text:style-name="T6">) </text:span><text:span text:style-name="T6">I</text:span><text:span text:style-name="T6">n</text:span><text:span text:style-name="T6">p</text:span><text:span text:style-name="T6">u</text:span><text:span text:style-name="T6">t </text:span><text:span text:style-name="T6">p</text:span><text:span text:style-name="T6">a</text:span><text:span text:style-name="T6">t</text:span><text:span text:style-name="T6">t</text:span><text:span text:style-name="T6">e</text:span><text:span text:style-name="T6">r</text:span><text:span text:style-name="T6">n</text:span><text:span text:style-name="T6">s</text:span></text:p>
          </draw:text-box>
        </draw:frame>
        <draw:frame draw:style-name="gr17" draw:text-style-name="P6" draw:layer="layout" svg:width="2.58cm" svg:height="0.314cm" svg:x="7.433cm" svg:y="0.21cm">
          <draw:text-box>
            <text:p><text:span text:style-name="T6">b) Feature extraction</text:span></text:p>
          </draw:text-box>
        </draw:frame>
        <draw:frame draw:style-name="gr18" draw:text-style-name="P6" draw:layer="layout" svg:width="2.703cm" svg:height="0.314cm" svg:x="14.434cm" svg:y="0.211cm">
          <draw:text-box>
            <text:p><text:span text:style-name="T6">c) Regression function</text:span></text:p>
          </draw:text-box>
        </draw:frame>
        <draw:frame draw:style-name="gr19" draw:text-style-name="P17" draw:layer="layout" svg:width="1.856cm" svg:height="0.239cm" svg:x="1.616cm" svg:y="2.772cm">
          <draw:text-box>
            <text:p text:style-name="P16"><text:span text:style-name="T1">Temporal resolution</text:span></text:p>
          </draw:text-box>
        </draw:frame>
        <draw:frame draw:style-name="gr20" draw:text-style-name="P17" draw:layer="layout" svg:width="1.086cm" svg:height="0.762cm" svg:x="0.2cm" svg:y="1.67cm">
          <draw:text-box>
            <text:p text:style-name="P16"><text:span text:style-name="T1">Frequency</text:span></text:p>
            <text:p text:style-name="P16"><text:span text:style-name="T1">components</text:span></text:p>
          </draw:text-box>
        </draw:frame>
        <draw:frame draw:style-name="gr8" draw:text-style-name="P17" draw:layer="layout" svg:width="1.717cm" svg:height="0.239cm" svg:x="0.227cm" svg:y="0.85cm">
          <draw:text-box>
            <text:p text:style-name="P16"><text:span text:style-name="T1">Se</text:span><text:span text:style-name="T1">ns</text:span><text:span text:style-name="T1">or </text:span><text:span text:style-name="T1">ch</text:span><text:span text:style-name="T1">an</text:span><text:span text:style-name="T1">nel</text:span><text:span text:style-name="T1">s</text:span></text:p>
          </draw:text-box>
        </draw:frame>
        <draw:connector draw:style-name="gr10" draw:text-style-name="P14" draw:layer="layout" svg:x1="16.664cm" svg:y1="3.634cm" svg:x2="17.167cm" svg:y2="3.634cm" draw:start-shape="id8" draw:start-glue-point="1" svg:d="M16664 3634h503" svg:viewBox="0 0 504 1">
          <text:p/>
        </draw:connector>
        <draw:frame draw:style-name="gr21" draw:text-style-name="P13" draw:layer="layout" svg:width="0.468cm" svg:height="0.239cm" svg:x="17.285cm" svg:y="3.496cm">
          <draw:text-box>
            <text:p><text:span text:style-name="T5">(</text:span><text:span text:style-name="T5">x</text:span><text:span text:style-name="T5">,</text:span><text:span text:style-name="T5"> </text:span><text:span text:style-name="T5">y</text:span><text:span text:style-name="T5">)</text:span></text:p>
          </draw:text-box>
        </draw:frame>
        <draw:custom-shape draw:style-name="gr12" draw:text-style-name="P10" draw:layer="layout" svg:width="0.275cm" svg:height="2.732cm" svg:x="15.344cm" svg:y="2.268cm">
          <text:p text:style-name="P9"><text:span text:style-name="T4">e</text:span></text:p>
          <draw:enhanced-geometry svg:viewBox="0 0 21600 21600" draw:type="rectangle" draw:enhanced-path="M 0 0 L 21600 0 21600 21600 0 21600 0 0 Z N"/>
        </draw:custom-shape>
        <draw:frame draw:style-name="gr13" draw:text-style-name="P13" draw:layer="layout" svg:width="1.075cm" svg:height="0.477cm" svg:x="15.194cm" svg:y="1.713cm">
          <draw:text-box>
            <text:p><text:span text:style-name="T5">De</text:span><text:span text:style-name="T5">ns</text:span><text:span text:style-name="T5">e </text:span><text:span text:style-name="T5">(</text:span><text:span text:style-name="T1">e</text:span><text:span text:style-name="T5">)</text:span></text:p>
            <text:p><text:span text:style-name="T5">Re</text:span><text:span text:style-name="T5">Lu</text:span></text:p>
          </draw:text-box>
        </draw:frame>
        <draw:line draw:style-name="gr22" draw:text-style-name="P4" draw:layer="layout" svg:x1="14.615cm" svg:y1="3.252cm" svg:x2="15.25cm" svg:y2="4.014cm">
          <text:p/>
        </draw:line>
        <draw:line draw:style-name="gr22" draw:text-style-name="P4" draw:layer="layout" svg:x1="14.615cm" svg:y1="4.014cm" svg:x2="15.25cm" svg:y2="3.252cm">
          <text:p/>
        </draw:line>
        <draw:line draw:style-name="gr22" draw:text-style-name="P4" draw:layer="layout" svg:x1="15.691cm" svg:y1="3.252cm" svg:x2="16.326cm" svg:y2="4.014cm">
          <text:p/>
        </draw:line>
        <draw:line draw:style-name="gr22" draw:text-style-name="P4" draw:layer="layout" svg:x1="15.691cm" svg:y1="4.014cm" svg:x2="16.326cm" svg:y2="3.252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Symmetric_20_Arrow" draw:display-name="Symmetric Arrow" svg:viewBox="0 0 1131 902" svg:d="M564 0l-564 902h1131z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17.78cm" fo:page-height="6.09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2-03-27T20:27:38.104162766</dc:date>
    <meta:editing-duration>PT16H31M2S</meta:editing-duration>
    <meta:editing-cycles>78</meta:editing-cycles>
    <meta:document-statistic meta:object-count="92"/>
  </office:meta>
</office:document-meta>
</file>